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199174" officeooo:paragraph-rsid="00199174" style:font-weight-asian="bold" style:font-weight-complex="bold"/>
    </style:style>
    <style:style style:name="P2" style:family="paragraph" style:parent-style-name="Standard">
      <style:text-properties style:font-name="Arial" fo:language="en" fo:country="US" fo:font-weight="bold" officeooo:rsid="00199174" officeooo:paragraph-rsid="00199174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officeooo:rsid="00299897" officeooo:paragraph-rsid="00299897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405a87" officeooo:paragraph-rsid="00405a87" style:font-weight-asian="bold" style:font-weight-complex="bold"/>
    </style:style>
    <style:style style:name="P5" style:family="paragraph" style:parent-style-name="Standard">
      <style:text-properties style:font-name="Arial" fo:language="en" fo:country="US" officeooo:rsid="00199174" officeooo:paragraph-rsid="00199174"/>
    </style:style>
    <style:style style:name="P6" style:family="paragraph" style:parent-style-name="Standard">
      <style:text-properties style:font-name="Arial" fo:language="en" fo:country="US" officeooo:rsid="00299897" officeooo:paragraph-rsid="00299897"/>
    </style:style>
    <style:style style:name="P7" style:family="paragraph" style:parent-style-name="Standard">
      <style:text-properties style:font-name="Arial" fo:language="en" fo:country="US" officeooo:rsid="00299897" officeooo:paragraph-rsid="002abb59"/>
    </style:style>
    <style:style style:name="P8" style:family="paragraph" style:parent-style-name="Standard">
      <style:text-properties style:font-name="Arial" fo:language="en" fo:country="US" officeooo:rsid="002abb59" officeooo:paragraph-rsid="002abb59"/>
    </style:style>
    <style:style style:name="P9" style:family="paragraph" style:parent-style-name="Standard">
      <style:text-properties style:font-name="Arial" fo:language="en" fo:country="US" officeooo:rsid="002b5184" officeooo:paragraph-rsid="002b5184"/>
    </style:style>
    <style:style style:name="P10" style:family="paragraph" style:parent-style-name="Standard">
      <style:paragraph-properties>
        <style:tab-stops/>
      </style:paragraph-properties>
      <style:text-properties style:font-name="Arial" fo:language="en" fo:country="US" officeooo:rsid="002b5184" officeooo:paragraph-rsid="002b5184"/>
    </style:style>
    <style:style style:name="P11" style:family="paragraph" style:parent-style-name="Standard">
      <style:text-properties style:font-name="Arial" fo:language="en" fo:country="US" officeooo:rsid="002cf3ed" officeooo:paragraph-rsid="002cf3ed"/>
    </style:style>
    <style:style style:name="P12" style:family="paragraph" style:parent-style-name="Standard">
      <style:text-properties style:font-name="Arial" fo:language="en" fo:country="US" officeooo:rsid="002ea712" officeooo:paragraph-rsid="002ea712"/>
    </style:style>
    <style:style style:name="P13" style:family="paragraph" style:parent-style-name="Standard">
      <style:text-properties style:font-name="Arial" fo:language="en" fo:country="US" officeooo:rsid="002fd57d" officeooo:paragraph-rsid="002fd57d"/>
    </style:style>
    <style:style style:name="P14" style:family="paragraph" style:parent-style-name="Standard">
      <style:text-properties style:font-name="Arial" fo:language="en" fo:country="US" officeooo:rsid="00315fe4" officeooo:paragraph-rsid="00315fe4"/>
    </style:style>
    <style:style style:name="P15" style:family="paragraph" style:parent-style-name="Standard">
      <style:text-properties style:font-name="Arial" fo:language="en" fo:country="US" officeooo:rsid="003297c1" officeooo:paragraph-rsid="003297c1"/>
    </style:style>
    <style:style style:name="P16" style:family="paragraph" style:parent-style-name="Standard">
      <style:text-properties style:font-name="Arial" fo:language="en" fo:country="US" officeooo:rsid="003297c1" officeooo:paragraph-rsid="0036d0ba"/>
    </style:style>
    <style:style style:name="P17" style:family="paragraph" style:parent-style-name="Standard">
      <style:text-properties style:font-name="Arial" fo:language="en" fo:country="US" officeooo:rsid="003e03dc" officeooo:paragraph-rsid="003e03dc"/>
    </style:style>
    <style:style style:name="P18" style:family="paragraph" style:parent-style-name="Standard">
      <style:text-properties style:font-name="Arial" fo:language="en" fo:country="US" officeooo:rsid="002cf3ed" officeooo:paragraph-rsid="002cf3ed" fo:background-color="#ffff00"/>
    </style:style>
    <style:style style:name="P19" style:family="paragraph" style:parent-style-name="Standard">
      <style:text-properties style:font-name="Arial" fo:language="en" fo:country="US" officeooo:rsid="002ea712" officeooo:paragraph-rsid="002ea712" fo:background-color="#ffff00"/>
    </style:style>
    <style:style style:name="P20" style:family="paragraph" style:parent-style-name="Standard">
      <style:text-properties style:font-name="Arial" fo:language="en" fo:country="US" officeooo:rsid="00405a87" officeooo:paragraph-rsid="00405a87"/>
    </style:style>
    <style:style style:name="P21" style:family="paragraph" style:parent-style-name="Standard">
      <style:text-properties style:font-name="Arial" fo:language="en" fo:country="US" officeooo:rsid="0041a83e" officeooo:paragraph-rsid="0041a83e"/>
    </style:style>
    <style:style style:name="P22" style:family="paragraph" style:parent-style-name="Standard">
      <style:text-properties style:font-name="Arial" fo:language="en" fo:country="US" officeooo:rsid="004744ac" officeooo:paragraph-rsid="004744ac"/>
    </style:style>
    <style:style style:name="P23" style:family="paragraph" style:parent-style-name="Standard">
      <style:text-properties style:font-name="Arial" fo:language="en" fo:country="US" officeooo:rsid="0048d1d8" officeooo:paragraph-rsid="0048d1d8"/>
    </style:style>
    <style:style style:name="P24" style:family="paragraph" style:parent-style-name="Standard">
      <style:paragraph-properties fo:text-align="center" style:justify-single-word="false"/>
      <style:text-properties style:font-name="Arial" fo:font-size="22pt" fo:language="en" fo:country="US" fo:font-weight="bold" officeooo:rsid="00199174" officeooo:paragraph-rsid="00199174" style:font-size-asian="22pt" style:font-weight-asian="bold" style:font-size-complex="2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language="en" fo:country="US" officeooo:rsid="002739a1" officeooo:paragraph-rsid="002739a1" style:font-size-asian="9pt" style:font-size-complex="9pt"/>
    </style:style>
    <style:style style:name="P26" style:family="paragraph" style:parent-style-name="Standard">
      <style:text-properties style:font-name="Arial" fo:font-size="10pt" fo:language="en" fo:country="US" officeooo:rsid="0043240c" officeooo:paragraph-rsid="0043240c" style:font-size-asian="10pt" style:font-size-complex="10pt"/>
    </style:style>
    <style:style style:name="P27" style:family="paragraph" style:parent-style-name="Standard">
      <style:paragraph-properties fo:break-before="page"/>
      <style:text-properties style:font-name="Arial" fo:language="en" fo:country="US" fo:font-weight="bold" officeooo:rsid="002cf3ed" officeooo:paragraph-rsid="002cf3ed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Arial" fo:language="en" fo:country="US" fo:font-weight="bold" officeooo:rsid="00315fe4" officeooo:paragraph-rsid="00315fe4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Arial" fo:language="en" fo:country="US" officeooo:rsid="0041a83e" officeooo:paragraph-rsid="0041a83e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text-align="end" style:writing-mode="lr-tb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style:paragraph-properties fo:text-align="center"/>
    </style:style>
    <style:style style:name="T1" style:family="text">
      <style:text-properties officeooo:rsid="002739a1"/>
    </style:style>
    <style:style style:name="T2" style:family="text">
      <style:text-properties officeooo:rsid="00299897"/>
    </style:style>
    <style:style style:name="T3" style:family="text">
      <style:text-properties officeooo:rsid="002abb59"/>
    </style:style>
    <style:style style:name="T4" style:family="text">
      <style:text-properties officeooo:rsid="002fd57d"/>
    </style:style>
    <style:style style:name="T5" style:family="text">
      <style:text-properties officeooo:rsid="00315fe4"/>
    </style:style>
    <style:style style:name="T6" style:family="text">
      <style:text-properties officeooo:rsid="003297c1"/>
    </style:style>
    <style:style style:name="T7" style:family="text">
      <style:text-properties officeooo:rsid="003e03dc"/>
    </style:style>
    <style:style style:name="T8" style:family="text">
      <style:text-properties officeooo:rsid="003e0fb5"/>
    </style:style>
    <style:style style:name="T9" style:family="text">
      <style:text-properties officeooo:rsid="003f3a9e"/>
    </style:style>
    <style:style style:name="T10" style:family="text">
      <style:text-properties officeooo:rsid="0041a83e"/>
    </style:style>
    <style:style style:name="T11" style:family="text">
      <style:text-properties officeooo:rsid="0043240c"/>
    </style:style>
    <style:style style:name="T12" style:family="text">
      <style:text-properties officeooo:rsid="0044a51c"/>
    </style:style>
    <style:style style:name="T13" style:family="text">
      <style:text-properties officeooo:rsid="00456fd5"/>
    </style:style>
    <style:style style:name="T14" style:family="text">
      <style:text-properties officeooo:rsid="004744ac"/>
    </style:style>
    <style:style style:name="T15" style:family="text">
      <style:text-properties officeooo:rsid="0048d1d8"/>
    </style:style>
    <style:style style:name="T16" style:family="text">
      <style:text-properties officeooo:rsid="004a93cf"/>
    </style:style>
    <style:style style:name="T17" style:family="text">
      <style:text-properties officeooo:rsid="004c4d50"/>
    </style:style>
    <style:style style:name="T18" style:family="text">
      <style:text-properties officeooo:rsid="005067ef"/>
    </style:style>
    <style:style style:name="T19" style:family="text">
      <style:text-properties officeooo:rsid="005282a9"/>
    </style:style>
    <style:style style:name="T20" style:family="text">
      <style:text-properties fo:font-size="8pt" style:font-size-asian="8pt" style:font-size-complex="8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075in" svg:stroke-color="#000000" draw:marker-start-width="0.1492in" draw:marker-end-width="0.1492in" draw:fill="solid" draw:fill-color="#ffffff" draw:textarea-horizontal-align="justify" draw:textarea-vertical-align="middle" draw:auto-grow-height="false" fo:min-height="0.7307in" fo:min-width="2.2772in" fo:padding-top="0.0035in" fo:padding-bottom="0.0035in" fo:padding-left="0.0035in" fo:padding-right="0.00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75in" svg:stroke-color="#000000" draw:marker-start-width="0.1492in" draw:marker-end-width="0.1492in" draw:fill="solid" draw:fill-color="#ffffff" draw:textarea-horizontal-align="justify" draw:textarea-vertical-align="middle" draw:auto-grow-height="false" fo:min-height="0.7307in" fo:min-width="1.4417in" fo:padding-top="0.0035in" fo:padding-bottom="0.0035in" fo:padding-left="0.0035in" fo:padding-right="0.00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svg:stroke-color="#000000" draw:marker-start-width="0.1646in" draw:marker-end-width="0.1646in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2020 Fall </text:span>CPSC 240</text:p>
      <text:p text:style-name="P1">Assignment 1: <text:span text:style-name="T7">Circumference of Circle</text:span></text:p>
      <text:p text:style-name="P25"/>
      <text:p text:style-name="P5"/>
      <text:p text:style-name="P5"/>
      <text:p text:style-name="P3">Brief statement</text:p>
      <text:p text:style-name="P6"/>
      <text:p text:style-name="P6">Make a program that will compute the approximate <text:span text:style-name="T7">circumference</text:span> of a circle using only integers.</text:p>
      <text:p text:style-name="P5"/>
      <text:p text:style-name="P5"/>
      <text:p text:style-name="P3">General statement</text:p>
      <text:p text:style-name="P6"/>
      <text:p text:style-name="P7">Make a program that will accept as input an integer representing the radius of a circle. <text:s/>Compute the area of the circle with that radius. <text:s/>The ancient <text:span text:style-name="T3">Eg</text:span>yptians computed the value of π to be <draw:frame draw:style-name="fr1" draw:name="Objeto1" text:anchor-type="as-char" svg:y="-0.2437in" svg:width="0.2783in" svg:height="0.3929in" draw:z-index="0"><draw:object xlink:href="./Object 1" xlink:type="simple" xlink:show="embed" xlink:actuate="onLoad"/><draw:image xlink:href="./ObjectReplacements/Object 1" xlink:type="simple" xlink:show="embed" xlink:actuate="onLoad"/></draw:frame>, which is a value composed of two integers. <text:s/><text:span text:style-name="T3">With the technology of that time period, this fraction was the best value they could compute for </text:span>π. <text:s/><text:span text:style-name="T3">Use the Egyptian value for <text:s/></text:span>π <text:span text:style-name="T3">to complete this assignment.</text:span></text:p>
      <text:p text:style-name="P5"/>
      <text:p text:style-name="P8">To be absolutely clear your program will use only integer data. <text:s/>It will compute the <text:span text:style-name="T7">circumference</text:span> of a circ<text:span text:style-name="T7">le</text:span> using the <text:span text:style-name="T16">E</text:span>gyptian value of <text:span text:style-name="T2">π.</text:span></text:p>
      <text:p text:style-name="P5"/>
      <text:p text:style-name="P5"/>
      <text:p text:style-name="P2">M<text:span text:style-name="T3">odular structure of the program</text:span></text:p>
      <text:p text:style-name="P5"/>
      <text:p text:style-name="P17"><draw:custom-shape text:anchor-type="paragraph" draw:z-index="1" draw:name="Forma2" draw:style-name="gr1" draw:text-style-name="P32" svg:width="2.2843in" svg:height="0.7378in" svg:x="1.1681in" svg:y="0.1909in"><text:p text:style-name="P30"/><text:p text:style-name="P30"/><text:p text:style-name="P30">egyptian.c</text:p><text:p text:style-name="P31"><text:span text:style-name="T20"/></text:p><text:p text:style-name="P31"><text:span text:style-name="T20">C++ language</text:span></text:p><text:p text:style-name="P31"><text:span text:style-name="T20"/></text:p><draw:enhanced-geometry svg:viewBox="0 0 21600 21600" draw:type="rectangle" draw:enhanced-path="M 0 0 L 21600 0 21600 21600 0 21600 0 0 Z N"/></draw:custom-shape><draw:custom-shape text:anchor-type="paragraph" draw:z-index="2" draw:name="Forma2" draw:style-name="gr1" draw:text-style-name="P32" svg:width="2.2843in" svg:height="0.7378in" svg:x="1.1874in" svg:y="1.4917in"><text:p text:style-name="P30"/><text:p text:style-name="P30">circle.asm</text:p><text:p text:style-name="P31"><text:span text:style-name="T20"/></text:p><text:p text:style-name="P31"><text:span text:style-name="T20">X86 language</text:span></text:p><text:p text:style-name="P31"><text:span text:style-name="T20"/></text:p><draw:enhanced-geometry svg:viewBox="0 0 21600 21600" draw:type="rectangle" draw:enhanced-path="M 0 0 L 21600 0 21600 21600 0 21600 0 0 Z N"/></draw:custom-shape><draw:custom-shape text:anchor-type="paragraph" draw:z-index="3" draw:name="Forma2" draw:style-name="gr2" draw:text-style-name="P32" svg:width="1.4488in" svg:height="0.7378in" svg:x="4.7528in" svg:y="0.9043in"><text:p text:style-name="P30"/><text:p text:style-name="P30">run.sh</text:p><text:p text:style-name="P31"><text:span text:style-name="T20"/></text:p><text:p text:style-name="P31"><text:span text:style-name="T20">Bash script</text:span></text:p><text:p text:style-name="P31"><text:span text:style-name="T20"/></text:p><draw:enhanced-geometry svg:viewBox="0 0 21600 21600" draw:type="rectangle" draw:enhanced-path="M 0 0 L 21600 0 21600 21600 0 21600 0 0 Z N"/></draw:custom-shape><draw:line text:anchor-type="paragraph" draw:z-index="4" draw:name="Forma3" draw:style-name="gr3" draw:text-style-name="P33" svg:x1="2.3201in" svg:y1="0.9283in" svg:x2="2.3264in" svg:y2="1.4917in"><text:p/></draw:line></text:p>
      <text:p text:style-name="P5"/>
      <text:p text:style-name="P5"/>
      <text:p text:style-name="P9"/>
      <text:p text:style-name="P5"/>
      <text:p text:style-name="P10"/>
      <text:p text:style-name="P5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11">The C<text:span text:style-name="T7">++</text:span> program e<text:span text:style-name="T16">g</text:span>yptian (main) calls the X86 program (<text:span text:style-name="T7">circle</text:span>), but main does not pass any data to <text:span text:style-name="T7">circle</text:span>. <text:s/>“main” calls “<text:span text:style-name="T7">circle</text:span>”; “main” does not send any data to “<text:span text:style-name="T7">circle</text:span>”. <text:s/>However, near the end of the execution “<text:span text:style-name="T7">circle</text:span>” sends the whole number answer back to “main”.</text:p>
      <text:p text:style-name="P11"/>
      <text:p text:style-name="P17">Because this program does not use any floating point values, the final output will not be mathematically correct. <text:s/>It will only be correct according to <text:span text:style-name="T17">calculations that would have been done by</text:span> ancient Egyptians.</text:p>
      <text:p text:style-name="P27">Sample run</text:p>
      <text:p text:style-name="P11"/>
      <text:p text:style-name="P11">Welcome to your friendly <text:span text:style-name="T7">circle circumference</text:span> calculator.</text:p>
      <text:p text:style-name="P11">The main program will now call the <text:span text:style-name="T7">circle</text:span> function.</text:p>
      <text:p text:style-name="P18">This <text:span text:style-name="T7">circle</text:span> function is brought to you by William .</text:p>
      <text:p text:style-name="P18">Please enter the radius of a circle in whole number of meters: <text:s/>6</text:p>
      <text:p text:style-name="P18">The number 6 was received.</text:p>
      <text:p text:style-name="P18">The <text:span text:style-name="T7">circumference</text:span> of a circle with this radius is <text:span text:style-name="T8">18 and 6/7 meters.</text:span></text:p>
      <text:p text:style-name="P19">The integer part of the area will be returned to the main program. <text:s/>Please enjoy your circles.</text:p>
      <text:p text:style-name="P12">The main received this integer: 1<text:span text:style-name="T8">8</text:span></text:p>
      <text:p text:style-name="P12">Have a nice day. <text:s/><text:span text:style-name="T4">Main will now return 0 to the operating system.</text:span></text:p>
      <text:p text:style-name="P5"/>
      <text:p text:style-name="P5"/>
      <text:p text:style-name="P5"/>
      <text:p text:style-name="P5"/>
      <text:p text:style-name="P5"/>
      <text:p text:style-name="P13">The text <text:span text:style-name="T9">with yellow background</text:span> is produced by the X86 function. <text:s/>The text outside the <text:span text:style-name="T9">yellow area</text:span> is produced by the main function. <text:s/>Often we refer to the main function as the “driver function”. <text:s/>The driver function is not involved with the solution of the application problem other than to simpl<text:span text:style-name="T5">y </text:span>call the function that <text:span text:style-name="T9">does </text:span>solves the problem.</text:p>
      <text:p text:style-name="P13"/>
      <text:p text:style-name="P13">When you create this program, replace the fake name shown above with your real name.</text:p>
      <text:p text:style-name="P13"/>
      <text:p text:style-name="P13">The file named run.sh is written in bash script language. <text:s/>Its only purpose is to rapidly compile the two source files and run the program.</text:p>
      <text:p text:style-name="P5"/>
      <text:p text:style-name="P13">The word “program” refers to the collection of all 3 files. <text:s/>Each of the individual files within the program may be called a “module” or a “function”.</text:p>
      <text:p text:style-name="P5"/>
      <text:p text:style-name="P14">Think of a name for each program you create in any course. <text:s/>The name should be descriptive of what the program does, and the name should have reasonable length. <text:s/>About 40 characters is an upper limit for the length of a program name. <text:s/>Create a folder on your computer with the name of the program. <text:s/>In that folder collect all files related to the program you are developing.</text:p>
      <text:p text:style-name="P28">What to do when you are done</text:p>
      <text:p text:style-name="P14"/>
      <text:p text:style-name="P14">Test the program with small integer inputs such as 3, 4, 7, and 10.</text:p>
      <text:p text:style-name="P14"/>
      <text:p text:style-name="P14">Try to break the program: try entering 900 million, <text:span text:style-name="T15">17 billion, </text:span>or even larger inputs. <text:s/>The program has broke<text:span text:style-name="T15">n</text:span> when it produces a junk answer. <text:s/>For example, if the computed area is negative then it <text:span text:style-name="T15">is</text:span> broke<text:span text:style-name="T15">n</text:span> (for that one input). <text:s/><text:span text:style-name="T6">What is the largest integer radius your program can handle correctly?</text:span></text:p>
      <text:p text:style-name="P14"/>
      <text:p text:style-name="P14"/>
      <text:p text:style-name="P4">This is <text:span text:style-name="T14">a voluntary</text:span> assignment.</text:p>
      <text:p text:style-name="P20"/>
      <text:p text:style-name="P20">This is an extra credit assignment. <text:s/>The grading system was explained in the first or second class meeting of this semester.</text:p>
      <text:p text:style-name="P14"/>
      <text:p text:style-name="P15">Here are your options:</text:p>
      <text:p text:style-name="P15"/>
      <text:p text:style-name="P20">1. <text:s/>You may choose to omit <text:span text:style-name="T13">th</text:span>is elementary assignment. <text:s/>Perhaps you don’t need extra credit because you are already an A-<text:span text:style-name="T18">level</text:span> programmer in computer languages in general. <text:s/><text:span text:style-name="T13">Omission of an assignment will not reduce your final letter grade.</text:span></text:p>
      <text:p text:style-name="P15"/>
      <text:p text:style-name="P20">2. <text:s/>You may choose to do part of this program and keep your program on your computer for use during test day.</text:p>
      <text:p text:style-name="P20"/>
      <text:p text:style-name="P20">3. <text:s/>You may choose to make your program meet the requirements of a “professional program”. <text:s/>It has to produce expected mathematical answers for all inputs. <text:s/>It must carry an open source license. <text:s/>It must be document at the level of assembly documentation. <text:s/>It has to assemble and run in bash from a script file. <text:s/><text:span text:style-name="T10">When you have a professional program you may send all the individual files of the program to the professor. <text:s/>I will read your program and test run it in a derivative of Debian.</text:span></text:p>
      <text:p text:style-name="P20"/>
      <text:p text:style-name="P21">There are many derivatives of Debian such as MX, Ubuntu, Lubuntu, Kubuntu, Mythbuntu, Mint, Kali, Tuffix,<text:span text:style-name="T12"> </text:span>and many others. <text:s/><text:span text:style-name="T13">I believe that the Windows Subsystem for Linux is a derivative of Debian, but I have not found an online authority to collaborate that claim.</text:span></text:p>
      <text:p text:style-name="P21"/>
      <text:p text:style-name="P21">Hopefully, your program passes at the 100% level. <text:s/>Send the files to me as attachment<text:span text:style-name="T12">s</text:span> at holliday@ fullerton.edu. <text:s/>Each person is allowed one submission for credit.</text:p>
      <text:p text:style-name="P16"/>
      <text:p text:style-name="P23">Measure your own progress: <text:s/>If you finish this assignment by September 10, 2020 then you are making normal progress in the course.</text:p>
      <text:p text:style-name="P15"/>
      <text:p text:style-name="P15"/>
      <text:p text:style-name="P15"/>
      <text:p text:style-name="P22">Last date submission accepted for extra credit: <text:s/>October 1, 2020.</text:p>
      <text:p text:style-name="P29">If you are submitting a file of source code seeking debug<text:span text:style-name="T11">ging</text:span> help during office hours, then place in the subject area a description such as “need help with integer input”. <text:s/>Tell me something that indicates that you are <text:span text:style-name="T11">seeking assistance and are </text:span>not submitting a program for credit.</text:p>
      <text:p text:style-name="P21"/>
      <text:p text:style-name="P21">If you are submitting a program for credit, place in the subject line a message such as “Assignment <text:span text:style-name="T15">1</text:span> submitted for credit”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Footnote: <text:s/>This document was created in Libre Office <text:span text:style-name="T19">Writer </text:span>running in a distro descended from Debian. <text:s/>It was saved in open source format type “odt”. <text:s/><text:span text:style-name="T13">The document is best viewed in Libre Office Writer, but other word processors will usually display most of the contents of the docu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0:59:51.505078197</meta:creation-date>
    <dc:date>2020-08-21T18:32:13.840066811</dc:date>
    <meta:editing-duration>PT2H19M2S</meta:editing-duration>
    <meta:editing-cycles>38</meta:editing-cycles>
    <meta:generator>LibreOffice/6.2.8.2$Linux_X86_64 LibreOffice_project/20$Build-2</meta:generator>
    <meta:print-date>2020-01-22T14:13:06.437068234</meta:print-date>
    <meta:document-statistic meta:table-count="0" meta:image-count="0" meta:object-count="1" meta:page-count="4" meta:paragraph-count="41" meta:word-count="969" meta:character-count="5575" meta:non-whitespace-character-count="4602"/>
  </office:meta>
</office:document-meta>
</file>

<file path=Object 1/content.xml><?xml version="1.0" encoding="utf-8"?>
<math xmlns="http://www.w3.org/1998/Math/MathML" display="block">
  <semantics>
    <mfrac>
      <mn>22</mn>
      <mn>7</mn>
    </mfrac>
    <annotation encoding="StarMath 5.0">{22} over {7} </annotation>
  </semantics>
</math>
</file>